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ukta" svg:font-family="Mukta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27.94mm" svg:y="17.47mm">
            <draw:object draw:notify-on-update-of-ranges="Sheet1.A1:Sheet1.A3 Sheet1.B1:Sheet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table:formula="of:=5/0.071" office:value-type="float" office:value="70.4225352112676" calcext:value-type="float">
            <text:p>70.4225352112676</text:p>
          </table:table-cell>
          <table:table-cell/>
          <table:table-cell table:formula="of:=([.E1]-15.46965831)/1.09425785" office:value-type="float" office:value="50.2193124785603" calcext:value-type="float">
            <text:p>50.2193124785603</text:p>
          </table:table-cell>
          <table:table-cell table:formula="of:=5/0.071" office:value-type="float" office:value="70.4225352112676" calcext:value-type="float">
            <text:p>70.42253521126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5/0.062" office:value-type="float" office:value="80.6451612903226" calcext:value-type="float">
            <text:p>80.6451612903226</text:p>
          </table:table-cell>
          <table:table-cell/>
          <table:table-cell table:formula="of:=([.E2]-15.46965831)/1.09425785" office:value-type="float" office:value="59.5613757583028" calcext:value-type="float">
            <text:p>59.5613757583028</text:p>
          </table:table-cell>
          <table:table-cell table:formula="of:=5/0.062" office:value-type="float" office:value="80.6451612903226" calcext:value-type="float">
            <text:p>80.64516129032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6/0.065" office:value-type="float" office:value="92.3076923076923" calcext:value-type="float">
            <text:p>92.3076923076923</text:p>
          </table:table-cell>
          <table:table-cell/>
          <table:table-cell table:formula="of:=([.E3]-15.46965831)/1.09425785" office:value-type="float" office:value="70.2193125666792" calcext:value-type="float">
            <text:p>70.2193125666792</text:p>
          </table:table-cell>
          <table:table-cell table:formula="of:=6/0.065" office:value-type="float" office:value="92.3076923076923" calcext:value-type="float">
            <text:p>92.307692307692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4]-15.46965831)/1.09425785" office:value-type="float" office:value="49.8331738629977" calcext:value-type="float">
            <text:p>49.8331738629977</text:p>
          </table:table-cell>
          <table:table-cell table:formula="of:=70*1.05946309436^[.C4]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([.E5]-15.46965831)/1.09425785" office:value-type="float" office:value="53.6370456882718" calcext:value-type="float">
            <text:p>53.6370456882718</text:p>
          </table:table-cell>
          <table:table-cell table:formula="of:=70*1.05946309436^[.C5]" office:value-type="float" office:value="74.1624166052" calcext:value-type="float">
            <text:p>74.162416605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([.E6]-15.46965831)/1.09425785" office:value-type="float" office:value="57.6671075028255" calcext:value-type="float">
            <text:p>57.6671075028255</text:p>
          </table:table-cell>
          <table:table-cell table:formula="of:=70*1.05946309436^[.C6]" office:value-type="float" office:value="78.5723433817607" calcext:value-type="float">
            <text:p>78.572343381760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([.E7]-15.46965831)/1.09425785" office:value-type="float" office:value="61.9368092633346" calcext:value-type="float">
            <text:p>61.9368092633346</text:p>
          </table:table-cell>
          <table:table-cell table:formula="of:=70*1.05946309436^[.C7]" office:value-type="float" office:value="83.2444980503566" calcext:value-type="float">
            <text:p>83.244498050356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([.E8]-15.46965831)/1.09425785" office:value-type="float" office:value="66.460400702518" calcext:value-type="float">
            <text:p>66.460400702518</text:p>
          </table:table-cell>
          <table:table-cell table:formula="of:=70*1.05946309436^[.C8]" office:value-type="float" office:value="88.1944734928758" calcext:value-type="float">
            <text:p>88.194473492875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([.E9]-15.46965831)/1.09425785" office:value-type="float" office:value="71.2529788862956" calcext:value-type="float">
            <text:p>71.2529788862956</text:p>
          </table:table-cell>
          <table:table-cell table:formula="of:=70*1.05946309436^[.C9]" office:value-type="float" office:value="93.4387897922132" calcext:value-type="float">
            <text:p>93.438789792213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([.E10]-15.46965831)/1.09425785" office:value-type="float" office:value="76.3305385988429" calcext:value-type="float">
            <text:p>76.3305385988429</text:p>
          </table:table-cell>
          <table:table-cell table:formula="of:=70*1.05946309436^[.C10]" office:value-type="float" office:value="98.9949493665118" calcext:value-type="float">
            <text:p>98.994949366511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([.E11]-15.46965831)/1.09425785" office:value-type="float" office:value="81.7100257236958" calcext:value-type="float">
            <text:p>81.7100257236958</text:p>
          </table:table-cell>
          <table:table-cell table:formula="of:=70*1.05946309436^[.C11]" office:value-type="float" office:value="104.881495381856" calcext:value-type="float">
            <text:p>104.88149538185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([.E12]-15.46965831)/1.09425785" office:value-type="float" office:value="87.4093937990624" calcext:value-type="float">
            <text:p>87.4093937990624</text:p>
          </table:table-cell>
          <table:table-cell table:formula="of:=70*1.05946309436^[.C12]" office:value-type="float" office:value="111.118073638365" calcext:value-type="float">
            <text:p>111.11807363836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([.E13]-15.46965831)/1.09425785" office:value-type="float" office:value="93.4476639360868" calcext:value-type="float">
            <text:p>93.4476639360868</text:p>
          </table:table-cell>
          <table:table-cell table:formula="of:=70*1.05946309436^[.C13]" office:value-type="float" office:value="117.725498136225" calcext:value-type="float">
            <text:p>117.72549813622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([.E14]-15.46965831)/1.09425785" office:value-type="float" office:value="99.8449883000403" calcext:value-type="float">
            <text:p>99.8449883000403</text:p>
          </table:table-cell>
          <table:table-cell table:formula="of:=70*1.05946309436^[.C14]" office:value-type="float" office:value="124.725820540477" calcext:value-type="float">
            <text:p>124.725820540477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([.E15]-15.46965831)/1.09425785" office:value-type="float" office:value="106.622717366299" calcext:value-type="float">
            <text:p>106.622717366299</text:p>
          </table:table-cell>
          <table:table-cell table:formula="of:=70*1.05946309436^[.C15]" office:value-type="float" office:value="132.142403776404" calcext:value-type="float">
            <text:p>132.14240377640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([.E16]-15.46965831)/1.09425785" office:value-type="float" office:value="113.803471175571" calcext:value-type="float">
            <text:p>113.803471175571</text:p>
          </table:table-cell>
          <table:table-cell table:formula="of:=70*1.05946309436^[.C16]" office:value-type="float" office:value="140.000000001118" calcext:value-type="float">
            <text:p>140.000000001118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/>
          <table:table-cell table:formula="of:=10/0.072" office:value-type="float" office:value="138.888888888889" calcext:value-type="float">
            <text:p>138.8888888888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ukta" svg:font-family="Mukta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Mukt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2:53:41.238193311</meta:creation-date>
    <dc:date>2018-11-19T13:16:43.384402879</dc:date>
    <meta:editing-duration>PT2M41S</meta:editing-duration>
    <meta:editing-cycles>1</meta:editing-cycles>
    <meta:document-statistic meta:table-count="1" meta:cell-count="52" meta:object-count="1"/>
    <meta:generator>LibreOffice/6.1.2.1$Linux_X86_64 LibreOffice_project/1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A1:Sheet1.B3" svg:x="0.32cm" svg:y="0.18cm" svg:width="11.264cm" svg:height="8.64cm">
          <chartooo:coordinate-region svg:x="0.941cm" svg:y="0.379cm" svg:width="10.2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" chart:class="chart:scatter">
            <chart:domain table:cell-range-address="Sheet1.A1:Sheet1.A3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1:Sheet1.A3</svg:desc>
                </draw:g>
              </table:table-cell>
              <table:table-cell office:value-type="float" office:value="70.4225352112676">
                <text:p>70.4225352112676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80.6451612903226">
                <text:p>80.6451612903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92.3076923076923">
                <text:p>92.30769230769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